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db7a8a"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6"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paragraph-properties style:writing-mode="lr-tb"/>
      <style:text-properties fo:font-size="13pt" officeooo:paragraph-rsid="01db7a8a" style:font-size-asian="13pt" style:font-size-complex="13pt"/>
    </style:style>
    <style:style style:name="P9" style:family="paragraph" style:parent-style-name="Preformatted_20_Text">
      <style:paragraph-properties style:writing-mode="lr-tb"/>
      <style:text-properties style:font-name="Liberation Sans" fo:font-size="13pt" fo:font-style="normal" style:text-underline-style="none" officeooo:rsid="01c6807f" officeooo:paragraph-rsid="01db7a8a" style:font-name-asian="Nimbus Mono L" style:font-size-asian="13pt" style:font-style-asian="normal" style:font-name-complex="Liberation Mono" style:font-size-complex="13pt" style:font-style-complex="normal"/>
    </style:style>
    <style:style style:name="P10" style:family="paragraph" style:parent-style-name="Preformatted_20_Text">
      <style:paragraph-properties style:writing-mode="lr-tb"/>
      <style:text-properties fo:font-size="13pt" officeooo:rsid="01e115a9" officeooo:paragraph-rsid="01ee2e52" style:font-size-asian="13pt" style:font-size-complex="13pt"/>
    </style:style>
    <style:style style:name="P11" style:family="paragraph" style:parent-style-name="Preformatted_20_Text">
      <style:paragraph-properties style:writing-mode="lr-tb"/>
      <style:text-properties style:font-name="Liberation Sans" fo:font-size="13pt" fo:font-style="normal" style:text-underline-style="none" officeooo:rsid="01d74f08" officeooo:paragraph-rsid="01ee2e52" style:font-size-asian="13pt" style:font-style-asian="normal" style:font-size-complex="13pt" style:font-style-complex="normal"/>
    </style:style>
    <style:style style:name="P12" style:family="paragraph" style:parent-style-name="Preformatted_20_Text">
      <style:paragraph-properties style:writing-mode="lr-tb"/>
      <style:text-properties style:font-name="Liberation Sans" fo:font-size="13pt" fo:font-style="normal" style:text-underline-style="none" officeooo:rsid="01d74f08" officeooo:paragraph-rsid="01e115a9" style:font-size-asian="13pt" style:font-style-asian="normal" style:font-size-complex="13pt" style:font-style-complex="normal"/>
    </style:style>
    <style:style style:name="P13"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4"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ans" fo:font-size="13pt" fo:font-style="normal" style:text-underline-style="none" officeooo:rsid="01c6807f" officeooo:paragraph-rsid="01e9b30f"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e9b30f" officeooo:paragraph-rsid="01e9b30f"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8" style:family="paragraph" style:parent-style-name="Preformatted_20_Text">
      <style:paragraph-properties style:writing-mode="lr-tb"/>
      <style:text-properties fo:font-size="13pt" officeooo:paragraph-rsid="01efb23b" style:font-size-asian="13pt" style:font-size-complex="13pt"/>
    </style:style>
    <style:style style:name="P19" style:family="paragraph" style:parent-style-name="Preformatted_20_Text">
      <style:paragraph-properties style:writing-mode="lr-tb"/>
      <style:text-properties style:font-name="Liberation Sans" fo:font-size="13pt" fo:font-style="normal" style:text-underline-style="none" officeooo:rsid="01e9b30f" officeooo:paragraph-rsid="01ef3a07" fo:background-color="transparent" style:font-name-asian="Nimbus Mono L" style:font-size-asian="13pt" style:font-style-asian="normal" style:font-name-complex="Liberation Mono" style:font-size-complex="13pt" style:font-style-complex="normal"/>
    </style:style>
    <style:style style:name="P20" style:family="paragraph" style:parent-style-name="Preformatted_20_Text">
      <style:paragraph-properties style:writing-mode="lr-tb"/>
      <style:text-properties fo:font-size="13pt" officeooo:paragraph-rsid="01ef3a07" style:font-size-asian="13pt" style:font-size-complex="13pt"/>
    </style:style>
    <style:style style:name="P21" style:family="paragraph" style:parent-style-name="Preformatted_20_Text">
      <style:text-properties style:font-name="Liberation Sans" fo:font-size="13pt" fo:font-style="normal" style:text-underline-style="none" officeooo:rsid="01d92df6" officeooo:paragraph-rsid="01dd3a06" fo:background-color="transparent" style:font-name-asian="Nimbus Mono L" style:font-size-asian="13pt" style:font-style-asian="normal" style:font-name-complex="Liberation Mono" style:font-size-complex="13pt" style:font-style-complex="normal"/>
    </style:style>
    <style:style style:name="P22" style:family="paragraph" style:parent-style-name="Preformatted_20_Text">
      <style:text-properties fo:font-size="13pt" officeooo:paragraph-rsid="01dd3a06" style:font-size-asian="13pt" style:font-size-complex="13pt"/>
    </style:style>
    <style:style style:name="P23"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24" style:family="paragraph" style:parent-style-name="Preformatted_20_Text">
      <style:paragraph-properties style:writing-mode="lr-tb"/>
      <style:text-properties fo:font-size="13pt" officeooo:paragraph-rsid="01dd3a06" style:font-size-asian="13pt" style:font-size-complex="13pt"/>
    </style:style>
    <style:style style:name="P25" style:family="paragraph" style:parent-style-name="Preformatted_20_Text">
      <style:text-properties style:font-name="Liberation Sans" fo:font-size="13pt" fo:font-style="normal" style:text-underline-style="none" officeooo:rsid="01f454b9" officeooo:paragraph-rsid="01f454b9" fo:background-color="transparent" style:font-name-asian="Nimbus Mono L" style:font-size-asian="13pt" style:font-style-asian="normal" style:font-name-complex="Liberation Mono" style:font-size-complex="13pt" style:font-style-complex="normal"/>
    </style:style>
    <style:style style:name="P26" style:family="paragraph" style:parent-style-name="Preformatted_20_Text">
      <style:text-properties fo:font-size="13pt" officeooo:paragraph-rsid="01c26751" style:font-size-asian="13pt" style:font-size-complex="13pt"/>
    </style:style>
    <style:style style:name="P27" style:family="paragraph" style:parent-style-name="Preformatted_20_Text">
      <style:text-properties style:font-name="Liberation Sans" fo:font-size="13pt" fo:font-style="normal" style:text-underline-style="none" officeooo:rsid="01efb23b" officeooo:paragraph-rsid="01efb23b" fo:background-color="transparent" style:font-size-asian="13pt" style:font-style-asian="normal" style:font-size-complex="13pt" style:font-style-complex="normal"/>
    </style:style>
    <style:style style:name="P28" style:family="paragraph" style:parent-style-name="Preformatted_20_Text">
      <style:text-properties style:font-name="Liberation Sans" fo:font-size="13pt" fo:font-style="normal" style:text-underline-style="none" officeooo:rsid="01ef3a07" officeooo:paragraph-rsid="01ef3a07" fo:background-color="transparent" style:font-size-asian="13pt" style:font-style-asian="normal" style:font-size-complex="13pt" style:font-style-complex="normal"/>
    </style:style>
    <style:style style:name="P29" style:family="paragraph" style:parent-style-name="Preformatted_20_Text">
      <style:text-properties style:font-name="Liberation Sans" fo:font-size="13pt" fo:font-style="normal" style:text-underline-style="none" officeooo:rsid="00083d4b" officeooo:paragraph-rsid="01c26751" fo:background-color="transparent" style:font-size-asian="13pt" style:font-style-asian="normal" style:font-size-complex="13pt" style:font-style-complex="normal"/>
    </style:style>
    <style:style style:name="P30"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31"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32"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33"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34"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f2fd11"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1ec7067"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ca5f48" style:font-size-asian="16pt" style:font-weight-asian="bold" style:font-size-complex="16pt" style:font-weight-complex="bold"/>
    </style:style>
    <style:style style:name="T8"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e5e53c"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f2fd11"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ee2e52"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f3436c" style:font-name-asian="Nimbus Mono L" style:font-style-asian="normal" style:font-name-complex="Liberation Mono" style:font-style-complex="normal"/>
    </style:style>
    <style:style style:name="T18" style:family="text">
      <style:text-properties style:font-name="Liberation Sans" fo:font-style="normal" style:text-underline-style="none"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e92ffc"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22" style:family="text">
      <style:text-properties officeooo:rsid="01ee2e52"/>
    </style:style>
    <style:style style:name="T23" style:family="text">
      <style:text-properties officeooo:rsid="01ef3a07"/>
    </style:style>
    <style:style style:name="T24" style:family="text">
      <style:text-properties officeooo:rsid="01f3436c"/>
    </style:style>
    <style:style style:name="T25" style:family="text">
      <style:text-properties fo:font-weight="bold" style:font-weight-asian="bold" style:font-weight-complex="bold"/>
    </style:style>
    <style:style style:name="T26" style:family="text">
      <style:text-properties fo:font-weight="bold" officeooo:rsid="000dd66a" style:font-weight-asian="bold" style:font-weight-complex="bold"/>
    </style:style>
    <style:style style:name="T27" style:family="text">
      <style:text-properties fo:font-weight="bold" officeooo:rsid="0160cefc" style:font-weight-asian="bold" style:font-weight-complex="bold"/>
    </style:style>
    <style:style style:name="T28" style:family="text">
      <style:text-properties officeooo:rsid="01caa47b"/>
    </style:style>
    <style:style style:name="T29" style:family="text">
      <style:text-properties officeooo:rsid="01d74f08"/>
    </style:style>
    <style:style style:name="T30" style:family="text">
      <style:text-properties officeooo:rsid="01db7a8a"/>
    </style:style>
    <style:style style:name="T31"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e9b30f"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f454b9"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3c55a1" fo:background-color="transparent" loext:char-shading-value="0" style:font-style-asian="normal" style:font-style-complex="normal"/>
    </style:style>
    <style:style style:name="T48" style:family="text">
      <style:text-properties style:font-name="Liberation Sans" fo:font-style="normal" style:text-underline-style="none" officeooo:rsid="00083d4b" fo:background-color="transparent" loext:char-shading-value="0" style:font-style-asian="normal" style:font-style-complex="normal"/>
    </style:style>
    <style:style style:name="T49"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12</text:span><text:span text:style-name="T2">th</text:span><text:span text:style-name="T3"> </text:span><text:span text:style-name="T1">Octo</text:span><text:span text:style-name="T4">ber</text:span><text:span text:style-name="T5"> 20</text:span><text:span text:style-name="T6">2</text:span><text:span text:style-name="T7">5</text:span></text:p>
      <text:p text:style-name="P3">2 Chronicles 15:7</text:p>
      <text:p text:style-name="P4">But you, take courage! Do not let your hands be weak, for your work shall be rewarded.</text:p>
      <text:p text:style-name="P5"/>
      <text:p text:style-name="P6">Let us pray…</text:p>
      <text:p text:style-name="P6"/>
      <text:p text:style-name="P7">Thanks to God</text:p>
      <text:p text:style-name="P8"><text:span text:style-name="T8">O </text:span><text:span text:style-name="T9">L</text:span><text:span text:style-name="T10">o</text:span><text:span text:style-name="T9">r</text:span><text:span text:style-name="T10">d,</text:span><text:span text:style-name="T11"> </text:span><text:span text:style-name="T12">we </text:span><text:span text:style-name="T13">thank You that </text:span><text:span text:style-name="T14">You</text:span><text:span text:style-name="T15">r appointed prophet, Azariah, spoke boldly to King Asa of Judah, and we thank You that the King</text:span><text:span text:style-name="T14"> </text:span><text:span text:style-name="T16">listen</text:span><text:span text:style-name="T15">ed</text:span><text:span text:style-name="T16"> </text:span><text:span text:style-name="T15">and acted faithfully, to turn the nation </text:span><text:span text:style-name="T17">away from worthless idols, and return to </text:span><text:span text:style-name="T15">You</text:span><text:span text:style-name="T16">.</text:span></text:p>
      <text:p text:style-name="P9"/>
      <text:p text:style-name="P10"><text:span text:style-name="T18">We </text:span><text:span text:style-name="T16">know</text:span><text:span text:style-name="T18"> that </text:span><text:span text:style-name="T19">we c</text:span><text:span text:style-name="T17">an</text:span><text:span text:style-name="T19">not be </text:span><text:span text:style-name="T16">perfect as You are Perfect</text:span><text:span text:style-name="T19">, for we are sinners </text:span><text:span text:style-name="T16">and in trouble in this world</text:span><text:span text:style-name="T19">.</text:span><text:span text:style-name="T18"> </text:span><text:span text:style-name="T20">W</text:span><text:span text:style-name="T21">e thank You </text:span><text:span text:style-name="T16">for sending Jesus, the Eternal Son of God, to save us.</text:span></text:p>
      <text:p text:style-name="P11"/>
      <text:p text:style-name="P12"><text:span text:style-name="T22">We thank You for sending the Holy Spirit, Third Person of the Trinity, to be with us daily, to come alongside and enable us to resist temptation, to open our minds to Your Word, and to grant us wisdom as we live in </text:span><text:span text:style-name="T23">this</text:span><text:span text:style-name="T22"> fallen world. </text:span><text:span text:style-name="T24">We pray that we can hear the still small voice and apply what we hear to the situations in which we find ourselves – whether to resist a subtle temptation, or to speak an encouraging word.</text:span></text:p>
      <text:p text:style-name="P13"/>
      <text:p text:style-name="P14"><text:span text:style-name="T25">The Wide World...</text:span><text:span text:style-name="T26"> a</text:span><text:span text:style-name="T25">nd the </text:span><text:span text:style-name="T27">W</text:span><text:span text:style-name="T25">ider Church</text:span></text:p>
      <text:p text:style-name="P15"><text:span text:style-name="T28">W</text:span><text:span text:style-name="T29">e </text:span><text:span text:style-name="T30">pray</text:span><text:span text:style-name="T29"> for this </text:span><text:span text:style-name="T28">world </text:span><text:span text:style-name="T29">where </text:span><text:span text:style-name="T30">so m</text:span><text:span text:style-name="T23">any live b</text:span><text:span text:style-name="T24">lindl</text:span><text:span text:style-name="T23">y, </text:span><text:span text:style-name="T24">not even knowing who Jesus is, or that You love sinners no matter how bad their sin, when they turn away from the futile ways of the world and live.</text:span></text:p>
      <text:p text:style-name="P15"><text:line-break/><text:span text:style-name="T24">We pray for this nation and this State, which appears to be so like Judah and Israel of old, far away from You, with leadrs openly hating the people of God and remaking the truth according to their own selfish desires. We pray for a turnaround, so that Your Word is honoured, and righteousness prevails.</text:span></text:p>
      <text:p text:style-name="P15"/>
      <text:p text:style-name="P16">We pray for th<text:span text:style-name="T23">os</text:span>e <text:span text:style-name="T23">close to us, who do not know the Truth. We </text:span><text:span text:style-name="T24">thank You</text:span><text:span text:style-name="T23"> for the churches where Your Word is faithfully preached and lived, and ask that You would strengthen Your people to stand firm but with grace, against the lies so popular today.</text:span></text:p>
      <text:p text:style-name="P16"/>
      <text:p text:style-name="P17">Ashburton</text:p>
      <text:p text:style-name="P18"><text:span text:style-name="T31">W</text:span><text:span text:style-name="T32">e pray for our </text:span><text:span text:style-name="T33">work</text:span><text:span text:style-name="T34"> </text:span><text:span text:style-name="T31">here at Ashburton, </text:span><text:span text:style-name="T34">as we </text:span><text:span text:style-name="T35">also labour with our various talents and abilities in the work of the Kingdom. </text:span><text:span text:style-name="T36">We pray that we can be found faithful, and persevere in doing good, even though we may not see the results of our work in this life.</text:span></text:p>
      <text:p text:style-name="P19"/>
      <text:p text:style-name="P20"><text:span text:style-name="T35">W</text:span><text:span text:style-name="T37">e pray for the Selection Committee </text:span><text:span text:style-name="T35">which meets today, </text:span><text:span text:style-name="T37">as they </text:span><text:span text:style-name="T35">seek </text:span><text:span text:style-name="T37">Your wisdom, </text:span><text:span text:style-name="T35">and work to do Your will</text:span><text:span text:style-name="T37">, so that in the end, </text:span><text:span text:style-name="T35">Your purposes prevail </text:span><text:span text:style-name="T37">and </text:span><text:span text:style-name="T35">we call a </text:span><text:span text:style-name="T37">new minister </text:span><text:span text:style-name="T35">of Your choosing, to bring us </text:span><text:span text:style-name="T37">Your Word and sacraments. </text:span><text:span text:style-name="T35">We pray for ourselves to </text:span><text:span text:style-name="T38">support them in their work, as they serve on our behalf in what could be a lengthy process</text:span><text:span text:style-name="T35">.</text:span></text:p>
      <text:p text:style-name="P21"/>
      <text:p text:style-name="P22"><text:span text:style-name="T39">We </text:span><text:span text:style-name="T37">continue</text:span><text:span text:style-name="T40"> </text:span><text:span text:style-name="T33">in</text:span><text:span text:style-name="T39"> pray</text:span><text:span text:style-name="T33">er</text:span><text:span text:style-name="T39"> for</text:span><text:span text:style-name="T41"> </text:span><text:span text:style-name="T37">those in need of Your healing hand – for </text:span><text:span text:style-name="T41">Alan, </text:span><text:span text:style-name="T31">Diane</text:span><text:span text:style-name="T35"> </text:span><text:span text:style-name="T31">and others affected by illness or injury. </text:span><text:span text:style-name="T36">We pray for those absent and travelling, that You would keep them safe, grant them fellowship and that they would return safely.</text:span></text:p>
      <text:p text:style-name="P23"/>
      <text:p text:style-name="P24"><text:span text:style-name="T42">We thank You for </text:span><text:span text:style-name="T33">Your Word, and for </text:span><text:span text:style-name="T36">Mook</text:span><text:span text:style-name="T38"> as</text:span><text:span text:style-name="T33"> he preach</text:span><text:span text:style-name="T38">es</text:span><text:span text:style-name="T33"> today. </text:span><text:span text:style-name="T38">We pray that we would be diligent hearers and do-ers of Your Word, making the most of the means of grace.</text:span></text:p>
      <text:p text:style-name="P25">(Amen)</text:p>
      <text:p text:style-name="P26"><text:soft-page-break/><text:span text:style-name="T43">In </text:span><text:span text:style-name="T42">His</text:span><text:span text:style-name="T44"> </text:span><text:span text:style-name="T45">Precious Name </text:span><text:span text:style-name="T46">we pray</text:span><text:span text:style-name="T47">, </text:span><text:span text:style-name="T48">Amen.</text:span></text:p>
      <text:p text:style-name="P27"/>
      <text:p text:style-name="P27"/>
      <text:p text:style-name="P28"/>
      <text:p text:style-name="P29">I believe in God, the Father almighty,</text:p>
      <text:p text:style-name="P29"><text:s text:c="6"/>creator of heaven and earth.</text:p>
      <text:p text:style-name="P29"/>
      <text:p text:style-name="P29">I believe in Jesus Christ, his only Son, our Lord,</text:p>
      <text:p text:style-name="P29"><text:s text:c="6"/>who was conceived by the Holy Spirit</text:p>
      <text:p text:style-name="P29"><text:s text:c="6"/>and born of the virgin Mary.</text:p>
      <text:p text:style-name="P29"><text:s text:c="6"/>He suffered under Pontius Pilate,</text:p>
      <text:p text:style-name="P29"><text:s text:c="6"/>was crucified, died, and was buried;</text:p>
      <text:p text:style-name="P29"><text:s text:c="6"/>he descended to hell.</text:p>
      <text:p text:style-name="P29"><text:s text:c="6"/>The third day he rose again from the dead.</text:p>
      <text:p text:style-name="P29"><text:s text:c="6"/>He ascended to heaven</text:p>
      <text:p text:style-name="P29"><text:s text:c="6"/>and is seated at the right hand of God the Father almighty.</text:p>
      <text:p text:style-name="P29"><text:s text:c="6"/>From there he will come to judge the living and the dead.</text:p>
      <text:p text:style-name="P29"/>
      <text:p text:style-name="P29">I believe in the Holy Spirit,</text:p>
      <text:p text:style-name="P29"><text:s text:c="6"/>the holy catholic* church,</text:p>
      <text:p text:style-name="P29"><text:s text:c="6"/>the communion of saints,</text:p>
      <text:p text:style-name="P29"><text:s text:c="6"/>the forgiveness of sins,</text:p>
      <text:p text:style-name="P29"><text:s text:c="6"/>the resurrection of the body,</text:p>
      <text:p text:style-name="P29"><text:s text:c="6"/>and the life everlasting. Amen.</text:p>
      <text:p text:style-name="P28"/>
      <text:p text:style-name="P30">Our Father, Who is in heaven,<text:line-break/>hallowed be Your name;<text:line-break/>Your kingdom come;<text:line-break/>Your will be done,<text:line-break/>on earth as it is in heaven.</text:p>
      <text:p text:style-name="P31"/>
      <text:p text:style-name="P31">Give us this day our daily bread.<text:line-break/>And forgive us our trespasses,<text:line-break/>as we forgive those that trespass against us.<text:line-break/>Lead us not into temptation;<text:line-break/>but deliver us from evil.</text:p>
      <text:p text:style-name="P31"/>
      <text:p text:style-name="P31">For Yours is the kingdom,<text:line-break/>the power, and the glory,<text:line-break/>for ever and ever.<text:line-break/>Amen.</text:p>
      <text:p text:style-name="P31"/>
      <text:p text:style-name="P32">They shall not grow old, as we that are left grow old.</text:p>
      <text:p text:style-name="P33">Age shall not weary them, nor the years condemn.</text:p>
      <text:p text:style-name="P33">At the going <text:span text:style-name="T49">d</text:span>own of the sun, and in the morning, </text:p>
      <text:p text:style-name="P33">We WILL remember them.</text:p>
      <text:p text:style-name="P34">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5-10-11T22:02:39.396904824</dc:date>
    <meta:editing-duration>PT17H59M35S</meta:editing-duration>
    <meta:editing-cycles>204</meta:editing-cycles>
    <meta:generator>LibreOffice/25.8.2.2$Linux_X86_64 LibreOffice_project/580$Build-2</meta:generator>
    <meta:print-date>2025-09-06T23:29:48.038812840</meta:print-date>
    <meta:printed-by>PDF files</meta:printed-by>
    <meta:document-statistic meta:table-count="0" meta:image-count="0" meta:object-count="0" meta:page-count="4" meta:paragraph-count="46" meta:word-count="769" meta:character-count="4104" meta:non-whitespace-character-count="3287"/>
  </office:meta>
</office:document-meta>
</file>